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2.001cm" svg:height="2.001cm" svg:x="0cm" svg:y="0cm"><text:p/>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6-03T17:24:23</dc:date>
    <meta:editing-duration>PT4M19S</meta:editing-duration>
    <meta:editing-cycles>4</meta:editing-cycles>
    <meta:document-statistic meta:table-count="0" meta:image-count="0" meta:object-count="0" meta:page-count="1" meta:paragraph-count="0" meta:word-count="0" meta:character-count="0"/>
  </office:meta>
</office:document-meta>
</file>